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3.27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0.859cm" fo:min-width="4.673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4.16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left" draw:textarea-vertical-align="top" draw:auto-grow-height="false" fo:min-height="7.844cm" fo:min-width="5.05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0.26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5.30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016cm" svg:x="0.311cm" svg:y="4.683cm">
          <text:p text:style-name="P1">Sol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016cm" svg:x="0.311cm" svg:y="6.08cm">
          <text:p text:style-name="P1">Discretiz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07cm" svg:height="1.143cm" svg:x="5.391cm" svg:y="5.699cm">
          <text:p text:style-name="P1">ModelVariab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391cm" svg:y1="6.588cm" svg:x2="4.121cm" svg:y2="6.842cm">
          <text:p/>
        </draw:line>
        <draw:line draw:style-name="gr3" draw:text-style-name="P2" draw:layer="layout" svg:x1="5.391cm" svg:y1="6.08cm" svg:x2="4.121cm" svg:y2="5.191cm">
          <text:p/>
        </draw:line>
        <draw:custom-shape draw:style-name="gr4" draw:text-style-name="P2" draw:layer="layout" svg:width="4.699cm" svg:height="1.016cm" svg:x="4.375cm" svg:y="11.541cm">
          <text:p text:style-name="P1">TranspModelVa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99cm" svg:height="1.016cm" svg:x="3.867cm" svg:y="10.398cm">
          <text:p text:style-name="P1">TempModelVa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9cm" svg:height="1.016cm" svg:x="3.232cm" svg:y="9.255cm">
          <text:p text:style-name="P3">KModelVa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99cm" svg:height="1.016cm" svg:x="2.724cm" svg:y="8.112cm">
          <text:p text:style-name="P1">EpsModelVar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4.699cm" svg:height="1.016cm" svg:x="12.249cm" svg:y="3.386cm">
            <text:p text:style-name="P1">InputConfig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699cm" svg:height="1.016cm" svg:x="12.276cm" svg:y="4.556cm">
            <text:p text:style-name="P1">OutputConfig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699cm" svg:height="1.016cm" svg:x="12.303cm" svg:y="5.672cm">
            <text:p text:style-name="P1">SimConfig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699cm" svg:height="1.016cm" svg:x="12.33cm" svg:y="6.85cm">
            <text:p text:style-name="P1">ModelConfig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699cm" svg:height="1.016cm" svg:x="12.33cm" svg:y="7.974cm">
            <text:p text:style-name="P1">ModelParam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699cm" svg:height="1.016cm" svg:x="12.33cm" svg:y="9.071cm">
            <text:p text:style-name="P1">ModelState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588cm" svg:height="8.128cm" svg:x="11.868cm" svg:y="2.143cm">
            <text:p text:style-name="P1">SimData</text:p>
            <draw:enhanced-geometry svg:viewBox="0 0 21600 21600" draw:type="rectangle" draw:enhanced-path="M 0 0 L 21600 0 21600 21600 0 21600 0 0 Z N"/>
          </draw:custom-shape>
        </draw:g>
        <draw:line draw:style-name="gr6" draw:text-style-name="P2" draw:layer="layout" svg:x1="6.153cm" svg:y1="8.112cm" svg:x2="6.153cm" svg:y2="6.842cm">
          <text:p/>
        </draw:line>
        <draw:line draw:style-name="gr6" draw:text-style-name="P2" draw:layer="layout" svg:x1="7.677cm" svg:y1="9.255cm" svg:x2="7.677cm" svg:y2="6.842cm">
          <text:p/>
        </draw:line>
        <draw:line draw:style-name="gr6" draw:text-style-name="P2" draw:layer="layout" svg:x1="6.153cm" svg:y1="8.113cm" svg:x2="6.153cm" svg:y2="6.843cm">
          <text:p/>
        </draw:line>
        <draw:line draw:style-name="gr6" draw:text-style-name="P2" draw:layer="layout" svg:x1="8.185cm" svg:y1="10.398cm" svg:x2="8.185cm" svg:y2="6.842cm">
          <text:p/>
        </draw:line>
        <draw:line draw:style-name="gr6" draw:text-style-name="P2" draw:layer="layout" svg:x1="8.693cm" svg:y1="11.541cm" svg:x2="8.693cm" svg:y2="6.842cm">
          <text:p/>
        </draw:line>
        <draw:line draw:style-name="gr3" draw:text-style-name="P2" draw:layer="layout" svg:x1="10.598cm" svg:y1="6.334cm" svg:x2="12.376cm" svg:y2="9.636cm">
          <text:p/>
        </draw:line>
        <draw:line draw:style-name="gr3" draw:text-style-name="P2" draw:layer="layout" svg:x1="10.598cm" svg:y1="5.953cm" svg:x2="12.376cm" svg:y2="8.493cm">
          <text:p/>
        </draw:line>
        <draw:custom-shape draw:style-name="gr7" draw:text-style-name="P2" draw:layer="layout" svg:width="10.795cm" svg:height="1.016cm" svg:x="6.661cm" svg:y="0.238cm">
          <text:p text:style-name="P1">InputFileModu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1.016cm" svg:x="9.963cm" svg:y="11.26cm">
          <text:p text:style-name="P1">OutputFileModu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789cm" svg:y1="1.254cm" svg:x2="14.789cm" svg:y2="2.143cm">
          <text:p/>
        </draw:line>
        <draw:line draw:style-name="gr3" draw:text-style-name="P2" draw:layer="layout" svg:x1="14.535cm" svg:y1="11.26cm" svg:x2="14.535cm" svg:y2="10.017cm">
          <text:p/>
        </draw:line>
        <draw:custom-shape draw:style-name="gr8" draw:text-style-name="P2" draw:layer="layout" svg:width="5.842cm" svg:height="1.016cm" svg:x="10.552cm" svg:y="12.43cm">
          <text:p text:style-name="P1">ForcingModu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1.016cm" svg:x="11.268cm" svg:y="13.573cm">
          <text:p text:style-name="P1">StabilityModu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059cm" svg:y1="12.43cm" svg:x2="16.059cm" svg:y2="10.044cm">
          <text:p/>
        </draw:line>
        <draw:line draw:style-name="gr3" draw:text-style-name="P2" draw:layer="layout" svg:x1="16.821cm" svg:y1="13.573cm" svg:x2="16.821cm" svg:y2="10.044cm">
          <text:p/>
        </draw:line>
        <draw:custom-shape draw:style-name="gr9" draw:text-style-name="P2" draw:layer="layout" svg:width="5.08cm" svg:height="1.016cm" svg:x="5.518cm" svg:y="3.667cm">
          <text:p text:style-name="P1">Gri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185cm" svg:y1="1.281cm" svg:x2="8.185cm" svg:y2="3.667cm">
          <text:p/>
        </draw:line>
        <draw:line draw:style-name="gr3" draw:text-style-name="P2" draw:layer="layout" svg:x1="9.328cm" svg:y1="5.726cm" svg:x2="9.328cm" svg:y2="4.683cm">
          <text:p/>
        </draw:line>
        <draw:frame draw:style-name="gr10" draw:text-style-name="P5" draw:layer="layout" svg:width="2.788cm" svg:height="0.962cm" svg:x="0.122cm" svg:y="13.589cm">
          <draw:text-box>
            <text:p>Legend:</text:p>
          </draw:text-box>
        </draw:frame>
        <draw:custom-shape draw:style-name="gr1" draw:text-style-name="P2" draw:layer="layout" svg:width="3.81cm" svg:height="1.016cm" svg:x="0.249cm" svg:y="14.605cm">
          <text:p text:style-name="P1">&lt;Name&gt;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85cm" svg:height="0.962cm" svg:x="4.186cm" svg:y="14.659cm">
          <draw:text-box>
            <text:p>Class</text:p>
          </draw:text-box>
        </draw:frame>
        <draw:line draw:style-name="gr3" draw:text-style-name="P2" draw:layer="layout" svg:x1="3.102cm" svg:y1="16.41cm" svg:x2="1.578cm" svg:y2="16.41cm">
          <text:p/>
        </draw:line>
        <draw:frame draw:style-name="gr10" draw:text-style-name="P5" draw:layer="layout" svg:width="6.027cm" svg:height="0.962cm" svg:x="4.133cm" svg:y="16.002cm">
          <draw:text-box>
            <text:p>„Uses“ Relationship</text:p>
          </draw:text-box>
        </draw:frame>
        <draw:line draw:style-name="gr6" draw:text-style-name="P2" draw:layer="layout" svg:x1="3.175cm" svg:y1="17.526cm" svg:x2="1.651cm" svg:y2="17.526cm">
          <text:p/>
        </draw:line>
        <draw:frame draw:style-name="gr10" draw:text-style-name="P5" draw:layer="layout" svg:width="11.797cm" svg:height="0.962cm" svg:x="4.064cm" svg:y="17.199cm">
          <draw:text-box>
            <text:p>„Specialization“/Inheritance Relationship</text:p>
          </draw:text-box>
        </draw:frame>
        <draw:custom-shape draw:style-name="gr4" draw:text-style-name="P2" draw:layer="layout" svg:width="4.699cm" svg:height="1.016cm" svg:x="4.699cm" svg:y="12.7cm">
          <text:p text:style-name="P1">UVModelVar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298cm" svg:y1="12.7cm" svg:x2="9.298cm" svg:y2="6.858cm">
          <text:p/>
        </draw:line>
        <draw:custom-shape draw:style-name="gr8" draw:text-style-name="P2" draw:layer="layout" svg:width="5.842cm" svg:height="1.016cm" svg:x="12.065cm" svg:y="14.705cm">
          <text:p text:style-name="P1">TurbulenceModu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272cm" svg:y1="14.732cm" svg:x2="17.018cm" svg:y2="10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92cm" fo:page-height="18.6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4:51:07.828880955</meta:creation-date>
    <dc:date>2017-05-15T16:00:28.880907929</dc:date>
    <meta:editing-duration>PT53M17S</meta:editing-duration>
    <meta:editing-cycles>3</meta:editing-cycles>
    <meta:generator>LibreOffice/4.4.3.2$Linux_X86_64 LibreOffice_project/40m0$Build-2</meta:generator>
    <meta:document-statistic meta:object-count="46"/>
  </office:meta>
</office:document-meta>
</file>